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ROBO" svg:font-family="ROBO" style:font-pitch="variable"/>
    <style:font-face style:name="Red October Light" svg:font-family="'Red October Light'" style:font-pitch="variable"/>
    <style:font-face style:name="Russian" svg:font-family="Russi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ROBO" officeooo:rsid="0018f632" officeooo:paragraph-rsid="0018f632"/>
    </style:style>
    <style:style style:name="P2" style:family="paragraph" style:parent-style-name="Standard">
      <style:paragraph-properties fo:text-align="center" style:justify-single-word="false"/>
      <style:text-properties style:font-name="ROBO" officeooo:rsid="0018f632" officeooo:paragraph-rsid="0018f632"/>
    </style:style>
    <style:style style:name="P3" style:family="paragraph" style:parent-style-name="Standard">
      <style:text-properties style:font-name="ROBO" fo:font-size="24pt" officeooo:rsid="0018f632" officeooo:paragraph-rsid="0018f632" style:font-size-asian="24pt" style:font-size-complex="24pt"/>
    </style:style>
    <style:style style:name="P4" style:family="paragraph" style:parent-style-name="Standard">
      <style:text-properties style:font-name="ROBO" fo:font-size="54pt" officeooo:rsid="0018f632" officeooo:paragraph-rsid="0018f632" style:font-size-asian="54pt" style:font-size-complex="54pt"/>
    </style:style>
    <style:style style:name="P5" style:family="paragraph" style:parent-style-name="Standard">
      <style:text-properties style:font-name="ROBO" officeooo:rsid="0018f632" officeooo:paragraph-rsid="0018f632"/>
    </style:style>
    <style:style style:name="P6" style:family="paragraph">
      <loext:graphic-properties draw:fill-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54pt" style:font-size-asian="54pt" style:font-size-complex="54pt"/>
    </style:style>
    <style:style style:name="gr1" style:family="graphic">
      <style:graphic-properties draw:stroke="solid" svg:stroke-color="#000000" draw:fill-color="#000000" draw:textarea-horizontal-align="justify" draw:textarea-vertical-align="middle" draw:auto-grow-height="false" fo:min-height="0.258cm" fo:min-width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1" draw:name="Forma1" draw:style-name="gr1" draw:text-style-name="P6" svg:width="0.521cm" svg:height="0.257cm" draw:transform="rotate (-2.2165681500328) translate (14.9313194444444cm 0.419805555555556cm)"><text:p/><draw:enhanced-geometry svg:viewBox="0 0 21600 21600" draw:text-areas="0 0 21600 21600" draw:type="pentagon-right" draw:modifiers="11748.6486486486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1"><text:span text:style-name="T1"/></text:p>
      <text:p text:style-name="P1"><text:span text:style-name="T1">T. M <text:s/></text:span><text:span text:style-name="T2">ACELERACION 5° / 6°</text:span></text:p>
      <text:p text:style-name="P4"/>
      <text:p text:style-name="P4"><draw:custom-shape text:anchor-type="paragraph" draw:z-index="0" draw:name="Forma1" draw:style-name="gr1" draw:text-style-name="P6" svg:width="0.521cm" svg:height="0.257cm" draw:transform="rotate (-2.2165681500328) translate (20.1594861111111cm 1.43580555555556cm)"><text:p/><draw:enhanced-geometry svg:viewBox="0 0 21600 21600" draw:text-areas="0 0 21600 21600" draw:type="pentagon-right" draw:modifiers="11748.6486486486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2"><text:span text:style-name="T1">T. t <text:s/></text:span><text:span text:style-name="T2">RECUPERAC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ROBO" svg:font-family="ROBO" style:font-pitch="variable"/>
    <style:font-face style:name="Red October Light" svg:font-family="'Red October Light'" style:font-pitch="variable"/>
    <style:font-face style:name="Russian" svg:font-family="Russi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28:19.278167337</meta:creation-date>
    <dc:date>2018-03-19T07:02:08.400705761</dc:date>
    <meta:editing-duration>PT10M7S</meta:editing-duration>
    <meta:editing-cycles>2</meta:editing-cycles>
    <meta:generator>LibreOffice/6.0.1.1$Linux_X86_64 LibreOffice_project/00m0$Build-1</meta:generator>
    <meta:print-date>2018-03-19T07:01:46.754038909</meta:print-date>
    <meta:document-statistic meta:table-count="0" meta:image-count="0" meta:object-count="0" meta:page-count="1" meta:paragraph-count="2" meta:word-count="9" meta:character-count="43" meta:non-whitespace-character-count="34"/>
  </office:meta>
</office:document-meta>
</file>